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Circular Queue implementation in C </text:p>
      <text:p text:style-name="Standard"/>
      <text:p text:style-name="Standard">#include &lt;stdio.h&gt;</text:p>
      <text:p text:style-name="Standard"/>
      <text:p text:style-name="Standard">#define SIZE 5</text:p>
      <text:p text:style-name="Standard"/>
      <text:p text:style-name="Standard">int items[SIZE];</text:p>
      <text:p text:style-name="Standard">int front = -1, rear = -1;</text:p>
      <text:p text:style-name="Standard"/>
      <text:p text:style-name="Standard">// Check if the queue is full</text:p>
      <text:p text:style-name="Standard">int isFull() {</text:p>
      <text:p text:style-name="Standard"><text:s text:c="2"/>if ((front == rear + 1) || (front == 0 &amp;&amp; rear == SIZE - 1)) return 1;</text:p>
      <text:p text:style-name="Standard"><text:s text:c="2"/>return 0;</text:p>
      <text:p text:style-name="Standard">}</text:p>
      <text:p text:style-name="Standard"/>
      <text:p text:style-name="Standard">// Check if the queue is empty</text:p>
      <text:p text:style-name="Standard">int isEmpty() {</text:p>
      <text:p text:style-name="Standard"><text:s text:c="2"/>if (front == -1) return 1;</text:p>
      <text:p text:style-name="Standard"><text:s text:c="2"/>return 0;</text:p>
      <text:p text:style-name="Standard">}</text:p>
      <text:p text:style-name="Standard"/>
      <text:p text:style-name="Standard">// Adding an element</text:p>
      <text:p text:style-name="Standard">void enQueue(int element) {</text:p>
      <text:p text:style-name="Standard"><text:s text:c="2"/>if (isFull())</text:p>
      <text:p text:style-name="Standard"><text:s text:c="4"/>printf("\n Queue is full!! \n");</text:p>
      <text:p text:style-name="Standard"><text:s text:c="2"/>else {</text:p>
      <text:p text:style-name="Standard"><text:s text:c="4"/>if (front == -1) front = 0;</text:p>
      <text:p text:style-name="Standard"><text:s text:c="4"/>rear = (rear + 1) % SIZE;</text:p>
      <text:p text:style-name="Standard"><text:s text:c="4"/>items[rear] = element;</text:p>
      <text:p text:style-name="Standard"><text:s text:c="4"/>printf("\n Inserted -&gt; %d", element);</text:p>
      <text:p text:style-name="Standard"><text:s text:c="2"/>}</text:p>
      <text:p text:style-name="Standard">}</text:p>
      <text:p text:style-name="Standard"/>
      <text:p text:style-name="Standard">// Removing an element</text:p>
      <text:p text:style-name="Standard">int deQueue() {</text:p>
      <text:p text:style-name="Standard"><text:s text:c="2"/>int element;</text:p>
      <text:p text:style-name="Standard"><text:s text:c="2"/>if (isEmpty()) {</text:p>
      <text:p text:style-name="Standard"><text:s text:c="4"/>printf("\n Queue is empty !! \n");</text:p>
      <text:p text:style-name="Standard"><text:s text:c="4"/>return (-1);</text:p>
      <text:p text:style-name="Standard"><text:s text:c="2"/>} else {</text:p>
      <text:p text:style-name="Standard"><text:s text:c="4"/>element = items[front];</text:p>
      <text:p text:style-name="Standard"><text:s text:c="4"/>if (front == rear) {</text:p>
      <text:p text:style-name="Standard"><text:s text:c="6"/>front = -1;</text:p>
      <text:p text:style-name="Standard"><text:s text:c="6"/>rear = -1;</text:p>
      <text:p text:style-name="Standard"><text:s text:c="4"/>} </text:p>
      <text:p text:style-name="Standard"><text:s text:c="4"/>// Q has only one element, so we reset the </text:p>
      <text:p text:style-name="Standard"><text:s text:c="4"/>// queue after dequeing it. ?</text:p>
      <text:p text:style-name="Standard"><text:s text:c="4"/>else {</text:p>
      <text:p text:style-name="Standard"><text:s text:c="6"/>front = (front + 1) % SIZE;</text:p>
      <text:p text:style-name="Standard"><text:soft-page-break/><text:s text:c="4"/>}</text:p>
      <text:p text:style-name="Standard"><text:s text:c="4"/>printf("\n Deleted element -&gt; %d \n", element);</text:p>
      <text:p text:style-name="Standard"><text:s text:c="4"/>return (element);</text:p>
      <text:p text:style-name="Standard"><text:s text:c="2"/>}</text:p>
      <text:p text:style-name="Standard">}</text:p>
      <text:p text:style-name="Standard"/>
      <text:p text:style-name="Standard">// Display the queue</text:p>
      <text:p text:style-name="Standard">void display() {</text:p>
      <text:p text:style-name="Standard"><text:s text:c="2"/>int i;</text:p>
      <text:p text:style-name="Standard"><text:s text:c="2"/>if (isEmpty())</text:p>
      <text:p text:style-name="Standard"><text:s text:c="4"/>printf(" \n Empty Queue\n");</text:p>
      <text:p text:style-name="Standard"><text:s text:c="2"/>else {</text:p>
      <text:p text:style-name="Standard"><text:s text:c="4"/>printf("\n Front -&gt; %d ", front);</text:p>
      <text:p text:style-name="Standard"><text:s text:c="4"/>printf("\n Items -&gt; ");</text:p>
      <text:p text:style-name="Standard"><text:s text:c="4"/>for (i = front; i != rear; i = (i + 1) % SIZE) {</text:p>
      <text:p text:style-name="Standard"><text:s text:c="6"/>printf("%d ", items[i]);</text:p>
      <text:p text:style-name="Standard"><text:s text:c="4"/>}</text:p>
      <text:p text:style-name="Standard"><text:s text:c="4"/>printf("%d ", items[i]);</text:p>
      <text:p text:style-name="Standard"><text:s text:c="4"/>printf("\n Rear -&gt; %d \n", rear);</text:p>
      <text:p text:style-name="Standard"><text:s text:c="2"/>}</text:p>
      <text:p text:style-name="Standard">}</text:p>
      <text:p text:style-name="Standard"/>
      <text:p text:style-name="Standard">int main() {</text:p>
      <text:p text:style-name="Standard"><text:s text:c="2"/>// Fails because front = -1</text:p>
      <text:p text:style-name="Standard"><text:s text:c="2"/>deQueue();</text:p>
      <text:p text:style-name="Standard"/>
      <text:p text:style-name="Standard"><text:s text:c="2"/>enQueue(1);</text:p>
      <text:p text:style-name="Standard"><text:s text:c="2"/>enQueue(2);</text:p>
      <text:p text:style-name="Standard"><text:s text:c="2"/>enQueue(3);</text:p>
      <text:p text:style-name="Standard"><text:s text:c="2"/>enQueue(4);</text:p>
      <text:p text:style-name="Standard"><text:s text:c="2"/>enQueue(5);</text:p>
      <text:p text:style-name="Standard"/>
      <text:p text:style-name="Standard"><text:s text:c="2"/>// Fails to enqueue because front == 0 &amp;&amp; rear == SIZE - 1</text:p>
      <text:p text:style-name="Standard"><text:s text:c="2"/>enQueue(6);</text:p>
      <text:p text:style-name="Standard"/>
      <text:p text:style-name="Standard"><text:s text:c="2"/>display();</text:p>
      <text:p text:style-name="Standard"><text:s text:c="2"/>deQueue();</text:p>
      <text:p text:style-name="Standard"/>
      <text:p text:style-name="Standard"><text:s text:c="2"/>display();</text:p>
      <text:p text:style-name="Standard"/>
      <text:p text:style-name="Standard"><text:s text:c="2"/>enQueue(7);</text:p>
      <text:p text:style-name="Standard"><text:s text:c="2"/>display();</text:p>
      <text:p text:style-name="Standard"/>
      <text:p text:style-name="Standard"><text:s text:c="2"/>// Fails to enqueue because front == rear + 1</text:p>
      <text:p text:style-name="Standard"><text:s text:c="2"/>enQueue(8);</text:p>
      <text:p text:style-name="Standard"/>
      <text:p text:style-name="Standard"><text:s text:c="2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8:53:30.749994827</meta:creation-date>
    <dc:date>2022-12-07T18:47:50.250424170</dc:date>
    <meta:editing-duration>PT22M2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81" meta:word-count="292" meta:character-count="1632" meta:non-whitespace-character-count="1238"/>
  </office:meta>
</office:document-meta>
</file>